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Heading_20_1">
      <style:text-properties fo:color="#c9211e" fo:font-size="22pt" style:font-size-asian="22pt" style:font-size-complex="22pt"/>
    </style:style>
    <style:style style:name="P3" style:family="paragraph" style:parent-style-name="Preformatted_20_Text">
      <style:text-properties fo:font-size="14pt" style:font-size-asian="14pt" style:font-size-complex="14pt"/>
    </style:style>
    <style:style style:name="P4" style:family="paragraph" style:parent-style-name="Preformatted_20_Text">
      <style:paragraph-properties style:writing-mode="lr-tb"/>
    </style:style>
    <style:style style:name="P5" style:family="paragraph" style:parent-style-name="Preformatted_20_Text">
      <style:paragraph-properties fo:margin-top="0in" fo:margin-bottom="0.1965in" loext:contextual-spacing="false" style:writing-mode="lr-tb"/>
    </style:style>
    <style:style style:name="P6" style:family="paragraph" style:parent-style-name="Heading_20_4">
      <style:text-properties fo:font-size="14pt" style:font-size-asian="14pt" style:font-size-complex="14pt"/>
    </style:style>
    <style:style style:name="P7" style:family="paragraph" style:parent-style-name="Heading_20_3">
      <style:text-properties fo:font-size="14pt" style:font-size-asian="14pt" style:font-size-complex="14pt"/>
    </style:style>
    <style:style style:name="P8" style:family="paragraph" style:parent-style-name="Horizontal_20_Line">
      <style:text-properties fo:font-size="14pt" style:font-size-asian="14pt" style:font-size-complex="14pt"/>
    </style:style>
    <style:style style:name="P9" style:family="paragraph" style:parent-style-name="Text_20_body" style:list-style-name="L2"/>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text-properties fo:font-size="14pt" style:font-size-asian="14pt" style:font-size-complex="14pt"/>
    </style:style>
    <style:style style:name="P14" style:family="paragraph" style:parent-style-name="Text_20_body" style:list-style-name="L1">
      <style:text-properties fo:font-size="14pt" style:font-size-asian="14pt" style:font-size-complex="14pt"/>
    </style:style>
    <style:style style:name="P15" style:family="paragraph" style:parent-style-name="Text_20_body" style:list-style-name="L3">
      <style:text-properties fo:font-size="14pt" style:font-size-asian="14pt" style:font-size-complex="14pt"/>
    </style:style>
    <style:style style:name="P16" style:family="paragraph" style:parent-style-name="Text_20_body" style:list-style-name="L4">
      <style:text-properties fo:font-size="14pt" style:font-size-asian="14pt" style:font-size-complex="14pt"/>
    </style:style>
    <style:style style:name="P17" style:family="paragraph" style:parent-style-name="Text_20_body" style:list-style-name="L6">
      <style:text-properties fo:font-size="14pt" style:font-size-asian="14pt" style:font-size-complex="14pt"/>
    </style:style>
    <style:style style:name="P18" style:family="paragraph" style:parent-style-name="Text_20_body" style:list-style-name="L7">
      <style:text-properties fo:font-size="14pt" style:font-size-asian="14pt" style:font-size-complex="14pt"/>
    </style:style>
    <style:style style:name="T1" style:family="text">
      <style:text-properties fo:font-size="18pt" style:font-size-asian="18pt" style:font-size-complex="18pt"/>
    </style:style>
    <style:style style:name="T2" style:family="text">
      <style:text-properties fo:color="#5b277d"/>
    </style:style>
    <style:style style:name="T3" style:family="text">
      <style:text-properties fo:color="#5b277d" fo:font-size="18pt" style:font-size-asian="18pt" style:font-size-complex="18pt"/>
    </style:style>
    <style:style style:name="T4" style:family="text">
      <style:text-properties fo:color="#5b277d" fo:font-size="14pt" style:font-size-asian="14pt" style:font-size-complex="14pt"/>
    </style:style>
    <style:style style:name="T5" style:family="text">
      <style:text-properties fo:color="#5b277d" fo:font-size="16pt" style:font-size-asian="16pt" style:font-size-complex="16pt"/>
    </style:style>
    <style:style style:name="T6" style:family="text">
      <style:text-properties fo:font-size="20pt" style:font-size-asian="20pt" style:font-size-complex="20pt"/>
    </style:style>
    <style:style style:name="T7" style:family="text">
      <style:text-properties fo:font-size="14pt" style:font-size-asian="14pt" style:font-size-complex="14pt"/>
    </style:style>
    <style:style style:name="T8" style:family="text">
      <style:text-properties fo:font-size="16pt" style:font-size-asian="16pt" style:font-size-complex="16pt"/>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 Input and Output Functions in Python </text:h>
      <text:p text:style-name="Horizontal_20_Line"/>
      <text:h text:style-name="Heading_20_2" text:outline-level="2">📘 <text:span text:style-name="Strong_20_Emphasis">1. Introduction</text:span></text:h>
      <text:p text:style-name="Text_20_body">I<text:span text:style-name="T7">n programming, </text:span><text:span text:style-name="Strong_20_Emphasis"><text:span text:style-name="T7">Input and Output (I/O)</text:span></text:span><text:span text:style-name="T7"> are core concepts that enable communication between a program and the outside world. Python, as a high-level and versatile language, provides simple but powerful tools for handling input and output. These operations allow data collection from users and display of processed results, enabling the creation of interactive applications.</text:span></text:p>
      <text:p text:style-name="Horizontal_20_Line"/>
      <text:h text:style-name="Heading_20_3" text:outline-level="3"><text:span text:style-name="T3">📥 </text:span><text:span text:style-name="Strong_20_Emphasis"><text:span text:style-name="T3">Input </text:span></text:span></text:h>
      <text:p text:style-name="Quotations"><text:span text:style-name="T7">In Python, </text:span><text:span text:style-name="Strong_20_Emphasis"><text:span text:style-name="T7">input</text:span></text:span><text:span text:style-name="T7"> is the mechanism by which a program receives data from an external source, primarily from the keyboard during program execution. This is accomplished using the built-in </text:span><text:span text:style-name="Source_20_Text"><text:span text:style-name="T7">input()</text:span></text:span><text:span text:style-name="T7"> function, which prompts the user and captures the entered value as a string. The captured data can be converted into other data types such as integers, floats, or booleans based on the program's needs. The input process is dynamic and crucial for building interactive, user-driven applications that behave differently based on user-provided information.</text:span></text:p>
      <text:h text:style-name="Heading_20_3" text:outline-level="3"><text:span text:style-name="T3">📤 </text:span><text:span text:style-name="Strong_20_Emphasis"><text:span text:style-name="T3">Output </text:span></text:span></text:h>
      <text:p text:style-name="Quotations"><text:span text:style-name="T7">In Python, </text:span><text:span text:style-name="Strong_20_Emphasis"><text:span text:style-name="T7">output</text:span></text:span><text:span text:style-name="T7"> refers to the method by which a program conveys information, results, or messages to the user or another system. This is typically performed using the built-in </text:span><text:span text:style-name="Source_20_Text"><text:span text:style-name="T7">print()</text:span></text:span><text:span text:style-name="T7"> function, which displays data to the console or standard output. The output function supports formatted and structured display, making it possible to present results clearly, trace program flow, or produce readable logs. Output is a vital component of software programs, as it ensures communication of information from the internal workings of the program to the external environment.</text:span></text:p>
      <text:p text:style-name="Horizontal_20_Line"/>
      <text:h text:style-name="Heading_20_2" text:outline-level="2"><text:soft-page-break/>🧾 <text:span text:style-name="Strong_20_Emphasis">3. Syntax</text:span></text:h>
      <text:h text:style-name="Heading_20_3" text:outline-level="3"><text:span text:style-name="T7">🔹 Input Function: </text:span><text:span text:style-name="Source_20_Text"><text:span text:style-name="T7">input()</text:span></text:span></text:h>
      <text:p text:style-name="P5"><text:span text:style-name="Source_20_Text"><text:span text:style-name="T7">variable = input("Enter your input: ")</text:span></text:span></text:p>
      <text:list xml:id="list629472156" text:style-name="L1">
        <text:list-item>
          <text:p text:style-name="P14">The text in quotes is the prompt shown to the user.</text:p>
        </text:list-item>
        <text:list-item>
          <text:p text:style-name="P14">The return value is always a string and needs to be typecast if another type is required.</text:p>
        </text:list-item>
      </text:list>
      <text:h text:style-name="Heading_20_3" text:outline-level="3"><text:span text:style-name="T7">🔹 Output Function: </text:span><text:span text:style-name="Source_20_Text"><text:span text:style-name="T7">print()</text:span></text:span></text:h>
      <text:p text:style-name="P5"><text:span text:style-name="Source_20_Text"><text:span text:style-name="T7">print(object1, object2, ..., sep=' ', end='\n')</text:span></text:span></text:p>
      <text:list xml:id="list1298974810" text:style-name="L2">
        <text:list-item>
          <text:p text:style-name="P9"><text:span text:style-name="Source_20_Text"><text:span text:style-name="T7">sep</text:span></text:span><text:span text:style-name="T7">: Specifies a separator between multiple objects (default is a space).</text:span></text:p>
        </text:list-item>
        <text:list-item>
          <text:p text:style-name="P9"><text:span text:style-name="Source_20_Text"><text:span text:style-name="T7">end</text:span></text:span><text:span text:style-name="T7">: Specifies what to print at the end (default is newline </text:span><text:span text:style-name="Source_20_Text"><text:span text:style-name="T7">\n</text:span></text:span><text:span text:style-name="T7">).</text:span></text:p>
        </text:list-item>
        <text:list-item>
          <text:p text:style-name="P9"><text:span text:style-name="Source_20_Text"><text:span text:style-name="T7">file</text:span></text:span><text:span text:style-name="T7">: Where to print the output (default is screen).</text:span></text:p>
        </text:list-item>
        <text:list-item>
          <text:p text:style-name="P9"><text:span text:style-name="Source_20_Text"><text:span text:style-name="T7">flush</text:span></text:span><text:span text:style-name="T7">: Whether to forcibly flush the stream buffer.</text:span></text:p>
        </text:list-item>
      </text:list>
      <text:p text:style-name="P8"/>
      <text:h text:style-name="Heading_20_2" text:outline-level="2"><text:span text:style-name="T5">🛠️ </text:span><text:span text:style-name="Strong_20_Emphasis"><text:span text:style-name="T5">4. Examples</text:span></text:span></text:h>
      <text:h text:style-name="P7" text:outline-level="3">✅ Example 1: Basic Input and Output</text:h>
      <text:p text:style-name="P4"><text:span text:style-name="Source_20_Text"><text:span text:style-name="T7">name = input("Enter your name: ")</text:span></text:span></text:p>
      <text:p text:style-name="P5"><text:span text:style-name="Source_20_Text"><text:span text:style-name="T7">print("Welcome", name)</text:span></text:span></text:p>
      <text:h text:style-name="P7" text:outline-level="3">✅ Example 2: Integer Input</text:h>
      <text:p text:style-name="P4"><text:span text:style-name="Source_20_Text"><text:span text:style-name="T7">age = int(input("Enter your age: "))</text:span></text:span></text:p>
      <text:p text:style-name="P5"><text:span text:style-name="Source_20_Text"><text:span text:style-name="T7">print("You are", age, "years old.")</text:span></text:span></text:p>
      <text:h text:style-name="P7" text:outline-level="3">✅ Example 3: Printing with Custom Separator and End</text:h>
      <text:p text:style-name="P3">python</text:p>
      <text:p text:style-name="P3">CopyEdit</text:p>
      <text:p text:style-name="P5"><text:span text:style-name="Source_20_Text"><text:span text:style-name="T7">print("Python", "Programming", sep=" -&gt; ", end=" ***\n")</text:span></text:span></text:p>
      <text:h text:style-name="P7" text:outline-level="3">✅ Example 4: Taking Multiple Inputs</text:h>
      <text:p text:style-name="P3"/>
      <text:p text:style-name="P4"><text:soft-page-break/><text:span text:style-name="Source_20_Text"><text:span text:style-name="T7">a, b = input("Enter two numbers: ").split()</text:span></text:span></text:p>
      <text:p text:style-name="P4"><text:span text:style-name="Source_20_Text"><text:span text:style-name="T7">sum = int(a) + int(b)</text:span></text:span></text:p>
      <text:p text:style-name="P5"><text:span text:style-name="Source_20_Text"><text:span text:style-name="T7">print("Sum is:", sum)</text:span></text:span></text:p>
      <text:p text:style-name="P8"/>
      <text:h text:style-name="Heading_20_2" text:outline-level="2"><text:span text:style-name="T7">📚 </text:span><text:span text:style-name="Strong_20_Emphasis"><text:span text:style-name="T7">5. Use Cases</text:span></text:span></text:h>
      <text:h text:style-name="P7" text:outline-level="3">✅ Input:</text:h>
      <text:list xml:id="list235710680" text:style-name="L3">
        <text:list-item>
          <text:p text:style-name="P15">Accepting user credentials for login systems.</text:p>
        </text:list-item>
        <text:list-item>
          <text:p text:style-name="P15">Receiving data for mathematical calculations.</text:p>
        </text:list-item>
        <text:list-item>
          <text:p text:style-name="P15">Collecting feedback or preferences.</text:p>
        </text:list-item>
      </text:list>
      <text:h text:style-name="P7" text:outline-level="3">✅ Output:</text:h>
      <text:list xml:id="list1972189780" text:style-name="L4">
        <text:list-item>
          <text:p text:style-name="P16">Showing results of computations.</text:p>
        </text:list-item>
        <text:list-item>
          <text:p text:style-name="P16">Displaying menu options in CLI tools.</text:p>
        </text:list-item>
        <text:list-item>
          <text:p text:style-name="P16">Debugging variables and flow control in programs.</text:p>
        </text:list-item>
      </text:list>
      <text:p text:style-name="P8"/>
      <text:h text:style-name="Heading_20_2" text:outline-level="2"><text:span text:style-name="T5">💡 </text:span><text:span text:style-name="Strong_20_Emphasis"><text:span text:style-name="T5">6. Importance of I/O Functions in Python</text:span></text:span></text:h>
      <text:list xml:id="list1051978839" text:style-name="L5">
        <text:list-item>
          <text:p text:style-name="P10"><text:span text:style-name="T7">🔁 </text:span><text:span text:style-name="Strong_20_Emphasis"><text:span text:style-name="T7">Interactivity</text:span></text:span><text:span text:style-name="T7">: They form the basis of all user-driven applications.</text:span></text:p>
        </text:list-item>
        <text:list-item>
          <text:p text:style-name="P10"><text:span text:style-name="T7">🧠 </text:span><text:span text:style-name="Strong_20_Emphasis"><text:span text:style-name="T7">Dynamic Behavior</text:span></text:span><text:span text:style-name="T7">: Programs can respond differently based on user input.</text:span></text:p>
        </text:list-item>
        <text:list-item>
          <text:p text:style-name="P10"><text:span text:style-name="T7">🔍 </text:span><text:span text:style-name="Strong_20_Emphasis"><text:span text:style-name="T7">Debugging Aid</text:span></text:span><text:span text:style-name="T7">: Essential for tracking internal states and outputs.</text:span></text:p>
        </text:list-item>
        <text:list-item>
          <text:p text:style-name="P10"><text:span text:style-name="T7">📋 </text:span><text:span text:style-name="Strong_20_Emphasis"><text:span text:style-name="T7">Data Collection &amp; Display</text:span></text:span><text:span text:style-name="T7">: Useful for data entry apps, quizzes, calculators, etc.</text:span></text:p>
        </text:list-item>
        <text:list-item>
          <text:p text:style-name="P10"><text:span text:style-name="T7">🌐 </text:span><text:span text:style-name="Strong_20_Emphasis"><text:span text:style-name="T7">Integration</text:span></text:span><text:span text:style-name="T7">: Output can be redirected to files, logs, or over networks for complex systems.</text:span></text:p>
        </text:list-item>
      </text:list>
      <text:p text:style-name="P8"/>
      <text:h text:style-name="Heading_20_2" text:outline-level="2"><text:span text:style-name="T3">📝 </text:span><text:span text:style-name="Strong_20_Emphasis"><text:span text:style-name="T3">7. Notes </text:span></text:span></text:h>
      <text:h text:style-name="P7" text:outline-level="3">📌 input()</text:h>
      <text:list xml:id="list1893334521" text:style-name="L6">
        <text:list-item>
          <text:p text:style-name="P11"><text:span text:style-name="T7">Always returns data as </text:span><text:span text:style-name="Strong_20_Emphasis"><text:span text:style-name="T7">string</text:span></text:span><text:span text:style-name="T7">.</text:span></text:p>
        </text:list-item>
        <text:list-item>
          <text:p text:style-name="P11"><text:soft-page-break/><text:span text:style-name="T7">Must be </text:span><text:span text:style-name="Strong_20_Emphasis"><text:span text:style-name="T7">typecast</text:span></text:span><text:span text:style-name="T7"> to use in numeric operations.</text:span></text:p>
        </text:list-item>
        <text:list-item>
          <text:p text:style-name="P17">Useful in all types of applications from simple scripts to complex systems.</text:p>
        </text:list-item>
      </text:list>
      <text:h text:style-name="P7" text:outline-level="3">📌 print()</text:h>
      <text:list xml:id="list4091948679" text:style-name="L7">
        <text:list-item>
          <text:p text:style-name="P12"><text:span text:style-name="T7">Can print </text:span><text:span text:style-name="Strong_20_Emphasis"><text:span text:style-name="T7">strings</text:span></text:span><text:span text:style-name="T7">, </text:span><text:span text:style-name="Strong_20_Emphasis"><text:span text:style-name="T7">numbers</text:span></text:span><text:span text:style-name="T7">, </text:span><text:span text:style-name="Strong_20_Emphasis"><text:span text:style-name="T7">variables</text:span></text:span><text:span text:style-name="T7">, and even complex data types (like lists, dictionaries).</text:span></text:p>
        </text:list-item>
        <text:list-item>
          <text:p text:style-name="P12"><text:span text:style-name="T7">Can be formatted using </text:span><text:span text:style-name="Strong_20_Emphasis"><text:span text:style-name="T7">f-strings</text:span></text:span><text:span text:style-name="T7">, </text:span><text:span text:style-name="Strong_20_Emphasis"><text:span text:style-name="T7">% formatting</text:span></text:span><text:span text:style-name="T7">, or </text:span><text:span text:style-name="Source_20_Text"><text:span text:style-name="T7">.format()</text:span></text:span><text:span text:style-name="T7">.</text:span></text:p>
        </text:list-item>
        <text:list-item>
          <text:p text:style-name="P18">Advanced output can include writing to files or formatting with tabs, newlines, and escape characters.</text:p>
        </text:list-item>
      </text:list>
      <text:h text:style-name="P6" text:outline-level="4">Example with f-string:</text:h>
      <text:p text:style-name="P4"><text:span text:style-name="Source_20_Text"><text:span text:style-name="T7">name = "Alice"</text:span></text:span></text:p>
      <text:p text:style-name="P4"><text:span text:style-name="Source_20_Text"><text:span text:style-name="T7">age = 25</text:span></text:span></text:p>
      <text:p text:style-name="P5"><text:span text:style-name="Source_20_Text"><text:span text:style-name="T7">print(f"{name} is {age} years old.")</text:span></text:span></text:p>
      <text:h text:style-name="P6" text:outline-level="4">Example writing output to a file:</text:h>
      <text:p text:style-name="P4"><text:span text:style-name="Source_20_Text"><text:span text:style-name="T7">with open("output.txt", "w") as file:</text:span></text:span></text:p>
      <text:p text:style-name="P5"><text:span text:style-name="Source_20_Text"><text:span text:style-name="T7"><text:s text:c="4"/>print("This will go into a file.", file=file)</text:span></text:span></text:p>
      <text:p text:style-name="P8"/>
      <text:h text:style-name="Heading_20_2" text:outline-level="2"><text:span text:style-name="T5">📌 </text:span><text:span text:style-name="Strong_20_Emphasis"><text:span text:style-name="T5">8. Conclusion </text:span></text:span></text:h>
      <text:p text:style-name="Text_20_body"><text:span text:style-name="T7">Input and output functions are the </text:span><text:span text:style-name="Strong_20_Emphasis"><text:span text:style-name="T7">gateway between a program and its user</text:span></text:span><text:span text:style-name="T7">. Without them, programs would operate in isolation, unable to receive data or convey results. Python’s </text:span><text:span text:style-name="Source_20_Text"><text:span text:style-name="T7">input()</text:span></text:span><text:span text:style-name="T7"> and </text:span><text:span text:style-name="Source_20_Text"><text:span text:style-name="T7">print()</text:span></text:span><text:span text:style-name="T7"> make it easy for beginners and professionals alike to build </text:span><text:span text:style-name="Strong_20_Emphasis"><text:span text:style-name="T7">interactive</text:span></text:span><text:span text:style-name="T7">, </text:span><text:span text:style-name="Strong_20_Emphasis"><text:span text:style-name="T7">user-friendly</text:span></text:span><text:span text:style-name="T7">, and </text:span><text:span text:style-name="Strong_20_Emphasis"><text:span text:style-name="T7">dynamic</text:span></text:span><text:span text:style-name="T7"> programs. Mastery of these functions forms a critical foundation in Python programming, paving the way for learning advanced concepts like file handling, GUI development, or web applications.</text:span></text:p>
      <text:p text:style-name="P13">They are not only crucial for learning programming basics but also remain relevant in real-world software development where logging, user interaction, and debugging play vital roles.</text:p>
      <text:p text:style-name="P8"/>
      <text:p text:style-name="P13"/>
      <text:p text:style-name="P13"/>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Times New Roman" fo:font-family="'Times New Roman'"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Times New Roman" fo:font-family="'Times New Roman'"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Times New Roman" fo:font-family="'Times New Roman'"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Times New Roman" fo:font-family="'Times New Roman'"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style:font-name-asian="NSimSun1" style:font-family-asian="NSimSun"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5-12T16:17:43.968000000</meta:creation-date>
    <dc:date>2025-05-12T16:35:17.395000000</dc:date>
    <meta:editing-duration>PT7M23S</meta:editing-duration>
    <meta:editing-cycles>1</meta:editing-cycles>
    <meta:document-statistic meta:table-count="0" meta:image-count="0" meta:object-count="0" meta:page-count="5" meta:paragraph-count="67" meta:word-count="734" meta:character-count="4577" meta:non-whitespace-character-count="3924"/>
    <meta:generator>Neat_Office/6.2.8.2$Windows_x86 LibreOffice_project/</meta:generator>
  </office:meta>
</office:document-meta>
</file>